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1">
            <text:p>851</text:p>
          </table:table-cell>
          <table:table-cell table:formula="of:=ABS([.I1]-[.H1])/[.H1]" office:value-type="float" office:value="0.00467836257309942">
            <text:p>0.004678362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101]" office:value-type="float" office:value="0.678571428571429">
            <text:p>0.6785714286</text:p>
          </table:table-cell>
          <table:table-cell table:formula="of:=[.J101]" office:value-type="float" office:value="0.328843858305116">
            <text:p>0.3288438583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161191183646289">
            <text:p>0.0161191184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0800123986352076">
            <text:p>0.0800123986</text:p>
          </table:table-cell>
          <table:table-cell table:formula="of:=[.$F66]" office:value-type="float" office:value="0.666666666666667">
            <text:p>0.6666666667</text:p>
          </table:table-cell>
          <table:table-cell table:formula="of:=[.$J66]" office:value-type="float" office:value="0.204759198153271">
            <text:p>0.2047591982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1.01448471806736">
            <text:p>1.0144847181</text:p>
          </table:table-cell>
          <table:table-cell table:formula="of:=[.$F94]" office:value-type="float" office:value="0.2">
            <text:p>0.2</text:p>
          </table:table-cell>
          <table:table-cell table:formula="of:=[.$J94]" office:value-type="float" office:value="0.811002194325641">
            <text:p>0.8110021943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49818127978802">
            <text:p>0.649818128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0">
            <text:p>840</text:p>
          </table:table-cell>
          <table:table-cell table:formula="of:=ABS([.I4]-[.H4])/[.H4]" office:value-type="float" office:value="0.0300230946882217">
            <text:p>0.0300230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70">
            <text:p>970</text:p>
          </table:table-cell>
          <table:table-cell table:formula="of:=ABS([.I6]-[.H6])/[.H6]" office:value-type="float" office:value="0.00102986611740474">
            <text:p>0.00102986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5">
            <text:p>875</text:p>
          </table:table-cell>
          <table:table-cell table:formula="of:=ABS([.I7]-[.H7])/[.H7]" office:value-type="float" office:value="0.0168539325842697">
            <text:p>0.016853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1">
            <text:p>1001</text:p>
          </table:table-cell>
          <table:table-cell table:formula="of:=ABS([.I8]-[.H8])/[.H8]" office:value-type="float" office:value="0.0205479452054794">
            <text:p>0.02054794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9]-[.H9])/[.H9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10]-[.H10])/[.H10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17">
            <text:p>817</text:p>
          </table:table-cell>
          <table:table-cell table:formula="of:=ABS([.I11]-[.H11])/[.H11]" office:value-type="float" office:value="0.11195652173913">
            <text:p>0.11195652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30">
            <text:p>930</text:p>
          </table:table-cell>
          <table:table-cell table:formula="of:=ABS([.I13]-[.H13])/[.H13]" office:value-type="float" office:value="0.0200210748155954">
            <text:p>0.02002107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15]-[.H15])/[.H15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39">
            <text:p>939</text:p>
          </table:table-cell>
          <table:table-cell table:formula="of:=ABS([.I16]-[.H16])/[.H16]" office:value-type="float" office:value="0.0418367346938776">
            <text:p>0.0418367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89">
            <text:p>989</text:p>
          </table:table-cell>
          <table:table-cell table:formula="of:=ABS([.I17]-[.H17])/[.H17]" office:value-type="float" office:value="0.0284872298624754">
            <text:p>0.02848722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23">
            <text:p>1123</text:p>
          </table:table-cell>
          <table:table-cell table:formula="of:=ABS([.I18]-[.H18])/[.H18]" office:value-type="float" office:value="0.0409906063193851">
            <text:p>0.04099060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161191183646289">
            <text:p>0.01611911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00">
            <text:p>700</text:p>
          </table:table-cell>
          <table:table-cell table:formula="of:=ABS([.I24]-[.H24])/[.H24]" office:value-type="float" office:value="0.204545454545455">
            <text:p>0.2045454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table:formula="of:=ABS([.I25]-[.H25])/[.H25]" office:value-type="float" office:value="0.0123042505592841">
            <text:p>0.01230425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31">
            <text:p>631</text:p>
          </table:table-cell>
          <table:table-cell table:formula="of:=ABS([.I26]-[.H26])/[.H26]" office:value-type="float" office:value="0.205289672544081">
            <text:p>0.20528967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0">
            <text:p>810</text:p>
          </table:table-cell>
          <table:table-cell table:formula="of:=ABS([.I28]-[.H28])/[.H28]" office:value-type="float" office:value="0.0784982935153584">
            <text:p>0.07849829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35">
            <text:p>735</text:p>
          </table:table-cell>
          <table:table-cell table:formula="of:=ABS([.I29]-[.H29])/[.H29]" office:value-type="float" office:value="0.0959409594095941">
            <text:p>0.0959409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52">
            <text:p>652</text:p>
          </table:table-cell>
          <table:table-cell table:formula="of:=ABS([.I31]-[.H31])/[.H31]" office:value-type="float" office:value="0.14323258869908">
            <text:p>0.14323258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515">
            <text:p>515</text:p>
          </table:table-cell>
          <table:table-cell table:formula="of:=ABS([.I32]-[.H32])/[.H32]" office:value-type="float" office:value="0.34561626429479">
            <text:p>0.3456162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79">
            <text:p>779</text:p>
          </table:table-cell>
          <table:table-cell table:formula="of:=ABS([.I33]-[.H33])/[.H33]" office:value-type="float" office:value="0.0176544766708701">
            <text:p>0.0176544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43">
            <text:p>943</text:p>
          </table:table-cell>
          <table:table-cell table:formula="of:=ABS([.I34]-[.H34])/[.H34]" office:value-type="float" office:value="0.0672601384767557">
            <text:p>0.0672601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797">
            <text:p>797</text:p>
          </table:table-cell>
          <table:table-cell table:formula="of:=ABS([.I35]-[.H35])/[.H35]" office:value-type="float" office:value="0.144849785407725">
            <text:p>0.14484978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20">
            <text:p>720</text:p>
          </table:table-cell>
          <table:table-cell table:formula="of:=ABS([.I36]-[.H36])/[.H36]" office:value-type="float" office:value="0.197324414715719">
            <text:p>0.19732441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37]-[.H37])/[.H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5">
            <text:p>915</text:p>
          </table:table-cell>
          <table:table-cell table:formula="of:=ABS([.I38]-[.H38])/[.H38]" office:value-type="float" office:value="0.0576725025746653">
            <text:p>0.0576725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59">
            <text:p>959</text:p>
          </table:table-cell>
          <table:table-cell table:formula="of:=ABS([.I41]-[.H41])/[.H41]" office:value-type="float" office:value="0.0361809045226131">
            <text:p>0.0361809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42]-[.H42])/[.H42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69">
            <text:p>869</text:p>
          </table:table-cell>
          <table:table-cell table:formula="of:=ABS([.I43]-[.H43])/[.H43]" office:value-type="float" office:value="0.0715811965811966">
            <text:p>0.071581196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0800123986352076">
            <text:p>0.08001239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45]-[.H45])/[.H45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28">
            <text:p>728</text:p>
          </table:table-cell>
          <table:table-cell table:formula="of:=ABS([.I47]-[.H47])/[.H47]" office:value-type="float" office:value="0.087719298245614">
            <text:p>0.0877192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39">
            <text:p>539</text:p>
          </table:table-cell>
          <table:table-cell table:formula="of:=ABS([.I48]-[.H48])/[.H48]" office:value-type="float" office:value="0.215429403202329">
            <text:p>0.2154294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50">
            <text:p>850</text:p>
          </table:table-cell>
          <table:table-cell table:formula="of:=ABS([.I49]-[.H49])/[.H49]" office:value-type="float" office:value="0.163385826771654">
            <text:p>0.16338582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50]-[.H50])/[.H50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72">
            <text:p>572</text:p>
          </table:table-cell>
          <table:table-cell table:formula="of:=ABS([.I51]-[.H51])/[.H51]" office:value-type="float" office:value="0.197755960729313">
            <text:p>0.1977559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52]-[.H52])/[.H52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23">
            <text:p>423</text:p>
          </table:table-cell>
          <table:table-cell table:formula="of:=ABS([.I53]-[.H53])/[.H53]" office:value-type="float" office:value="0.206378986866792">
            <text:p>0.20637898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464">
            <text:p>464</text:p>
          </table:table-cell>
          <table:table-cell table:formula="of:=ABS([.I54]-[.H54])/[.H54]" office:value-type="float" office:value="0.36">
            <text:p>0.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357">
            <text:p>357</text:p>
          </table:table-cell>
          <table:table-cell table:formula="of:=ABS([.I55]-[.H55])/[.H55]" office:value-type="float" office:value="0.516914749661705">
            <text:p>0.5169147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72">
            <text:p>772</text:p>
          </table:table-cell>
          <table:table-cell table:formula="of:=ABS([.I56]-[.H56])/[.H56]" office:value-type="float" office:value="0.0863905325443787">
            <text:p>0.08639053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57]-[.H57])/[.H57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458">
            <text:p>458</text:p>
          </table:table-cell>
          <table:table-cell table:formula="of:=ABS([.I58]-[.H58])/[.H58]" office:value-type="float" office:value="0.337192474674385">
            <text:p>0.33719247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34">
            <text:p>834</text:p>
          </table:table-cell>
          <table:table-cell table:formula="of:=ABS([.I59]-[.H59])/[.H59]" office:value-type="float" office:value="0.33868378812199">
            <text:p>0.3386837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094">
            <text:p>1094</text:p>
          </table:table-cell>
          <table:table-cell table:formula="of:=ABS([.I60]-[.H60])/[.H60]" office:value-type="float" office:value="0.293144208037825">
            <text:p>0.2931442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61]-[.H61])/[.H61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17">
            <text:p>917</text:p>
          </table:table-cell>
          <table:table-cell table:formula="of:=ABS([.I63]-[.H63])/[.H63]" office:value-type="float" office:value="0.0337197049525817">
            <text:p>0.033719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64]-[.H64])/[.H64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672">
            <text:p>672</text:p>
          </table:table-cell>
          <table:table-cell table:formula="of:=ABS([.I65]-[.H65])/[.H65]" office:value-type="float" office:value="0.265573770491803">
            <text:p>0.265573770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4">
            <text:p>14</text:p>
          </table:table-cell>
          <table:table-cell table:style-name="ce1" table:formula="of:=[.E66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45:.J65])" office:value-type="float" office:value="0.204759198153271">
            <text:p>0.2047591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67]-[.H67])/[.H67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28">
            <text:p>1228</text:p>
          </table:table-cell>
          <table:table-cell table:formula="of:=ABS([.I68]-[.H68])/[.H68]" office:value-type="float" office:value="0.648322147651007">
            <text:p>0.64832214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71]-[.H71])/[.H71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4">
            <text:p>1044</text:p>
          </table:table-cell>
          <table:table-cell table:formula="of:=ABS([.I72]-[.H72])/[.H72]" office:value-type="float" office:value="0.273170731707317">
            <text:p>0.2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03">
            <text:p>1103</text:p>
          </table:table-cell>
          <table:table-cell table:formula="of:=ABS([.I74]-[.H74])/[.H74]" office:value-type="float" office:value="0.314660309892729">
            <text:p>0.31466030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5]-[.H75])/[.H7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6]-[.H76])/[.H76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68">
            <text:p>468</text:p>
          </table:table-cell>
          <table:table-cell table:formula="of:=ABS([.I77]-[.H77])/[.H77]" office:value-type="float" office:value="0.176056338028169">
            <text:p>0.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83]-[.H83])/[.H83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67:.J87])" office:value-type="float" office:value="1.01448471806736">
            <text:p>1.01448471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90]-[.H90])/[.H90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46">
            <text:p>1046</text:p>
          </table:table-cell>
          <table:table-cell table:formula="of:=ABS([.I91]-[.H91])/[.H91]" office:value-type="float" office:value="0.908759124087591">
            <text:p>0.9087591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92]-[.H92])/[.H92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ABS([.I93]-[.H93])/[.H93]" office:value-type="float" office:value="0.0395095367847411">
            <text:p>0.03950953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1">
            <text:p>1</text:p>
          </table:table-cell>
          <table:table-cell table:formula="of:=[.E94]/5" office:value-type="float" office:value="0.2">
            <text:p>0.2</text:p>
          </table:table-cell>
          <table:table-cell table:number-columns-repeated="3"/>
          <table:table-cell table:style-name="ce1" table:formula="of:=AVERAGE([.J89:.J93])" office:value-type="float" office:value="0.811002194325641">
            <text:p>0.81100219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27">
            <text:p>927</text:p>
          </table:table-cell>
          <table:table-cell table:formula="of:=ABS([.I95]-[.H95])/[.H95]" office:value-type="float" office:value="0.609375">
            <text:p>0.6093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1">
            <text:p>831</text:p>
          </table:table-cell>
          <table:table-cell table:formula="of:=ABS([.I96]-[.H96])/[.H96]" office:value-type="float" office:value="0.380398671096345">
            <text:p>0.380398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81">
            <text:p>881</text:p>
          </table:table-cell>
          <table:table-cell table:formula="of:=ABS([.I98]-[.H98])/[.H98]" office:value-type="float" office:value="0.115189873417722">
            <text:p>0.11518987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14">
            <text:p>814</text:p>
          </table:table-cell>
          <table:table-cell table:formula="of:=ABS([.I99]-[.H99])/[.H99]" office:value-type="float" office:value="1.08717948717949">
            <text:p>1.087179487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649818127978802">
            <text:p>0.6498181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7">
            <text:p>57</text:p>
          </table:table-cell>
          <table:table-cell table:style-name="ce1" table:formula="of:=[.E101]/(4*21)" office:value-type="float" office:value="0.678571428571429">
            <text:p>0.6785714286</text:p>
          </table:table-cell>
          <table:table-cell table:number-columns-repeated="3"/>
          <table:table-cell table:formula="of:=AVERAGE([.J67:.J87];[.J45:.J65];[.J23:.J43];[.J1:.J21])" office:value-type="float" office:value="0.328843858305116">
            <text:p>0.3288438583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9:21:31</dc:date>
    <meta:document-statistic meta:table-count="1" meta:cell-count="991" meta:object-count="0"/>
    <meta:generator>LibreOffice/4.0.3.3$Linux_x86 LibreOffice_project/400m0$Build-3</meta:generator>
  </office:meta>
</office:document-meta>
</file>